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ourier New" svg:font-family="'Courier New'" style:font-pitch="variable"/>
    <style:font-face style:name="SimSun" svg:font-family="SimSun, 宋体"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_20__28_user_29_">
      <style:paragraph-properties fo:text-align="center" style:justify-single-word="false"/>
    </style:style>
    <style:style style:name="P2" style:family="paragraph" style:parent-style-name="Text_20_body_20__28_user_29_">
      <style:paragraph-properties fo:text-align="center" style:justify-single-word="false"/>
      <style:text-properties fo:font-size="14pt" fo:font-weight="bold" style:font-size-asian="14pt" style:font-weight-asian="bold"/>
    </style:style>
    <style:style style:name="P3" style:family="paragraph" style:parent-style-name="Text_20_body_20__28_user_29_">
      <style:paragraph-properties fo:text-align="center" style:justify-single-word="false"/>
      <style:text-properties fo:font-size="14pt" fo:font-weight="bold" officeooo:rsid="0010563e" officeooo:paragraph-rsid="0010563e" style:font-size-asian="14pt" style:font-weight-asian="bold"/>
    </style:style>
    <style:style style:name="P4" style:family="paragraph" style:parent-style-name="Text_20_body_20__28_user_29_">
      <style:paragraph-properties fo:text-align="justify" style:justify-single-word="false"/>
    </style:style>
    <style:style style:name="P5" style:family="paragraph" style:parent-style-name="Text_20_body_20__28_user_29_">
      <style:paragraph-properties fo:text-align="justify" style:justify-single-word="false"/>
      <style:text-properties style:font-name="Helvetica" style:font-name-complex="Helvetica"/>
    </style:style>
    <style:style style:name="P6" style:family="paragraph" style:parent-style-name="Text_20_body_20__28_user_29_">
      <style:paragraph-properties fo:text-align="center" style:justify-single-word="false"/>
      <style:text-properties officeooo:rsid="0010563e" officeooo:paragraph-rsid="0010563e"/>
    </style:style>
    <style:style style:name="P7" style:family="paragraph" style:parent-style-name="Text_20_body_20__28_user_29_" style:master-page-name="Standard">
      <style:paragraph-properties fo:text-align="center" style:justify-single-word="false" style:page-number="auto"/>
      <style:text-properties fo:font-size="14pt" fo:font-weight="bold" style:font-size-asian="14pt" style:font-weight-asian="bold"/>
    </style:style>
    <style:style style:name="P8" style:family="paragraph" style:parent-style-name="Footer">
      <style:paragraph-properties fo:margin-left="0in" fo:margin-right="0.25in" fo:text-indent="0in" style:auto-text-indent="false"/>
    </style:style>
    <style:style style:name="P9" style:family="paragraph" style:parent-style-name="Standard" style:list-style-name="WW8Num13">
      <style:paragraph-properties fo:line-height="150%" fo:text-align="justify" style:justify-single-word="false" fo:orphans="0" fo:widows="0" style:text-autospace="none"/>
    </style:style>
    <style:style style:name="P10" style:family="paragraph" style:parent-style-name="Standard" style:list-style-name="WW8Num13">
      <style:paragraph-properties fo:line-height="150%" fo:text-align="justify" style:justify-single-word="false" fo:orphans="0" fo:widows="0" style:text-autospace="none"/>
      <style:text-properties style:font-name="Helvetica" fo:font-size="11pt" style:letter-kerning="true" style:font-name-asian="SimSun" style:font-size-asian="11pt" style:language-asian="zh" style:country-asian="CN" style:font-name-complex="Helv" style:font-size-complex="11pt"/>
    </style:style>
    <style:style style:name="P11" style:family="paragraph" style:parent-style-name="Standard" style:list-style-name="WW8Num13">
      <style:paragraph-properties fo:line-height="150%" fo:text-align="justify" style:justify-single-word="false" fo:orphans="0" fo:widows="0" style:text-autospace="none"/>
      <style:text-properties style:font-name="Helvetica" fo:font-size="11pt" fo:language="es" fo:country="ES" style:letter-kerning="true" style:font-name-asian="SimSun" style:font-size-asian="11pt" style:language-asian="zh" style:country-asian="CN" style:font-name-complex="Helv" style:font-size-complex="11pt"/>
    </style:style>
    <style:style style:name="P12" style:family="paragraph" style:parent-style-name="Standard">
      <style:paragraph-properties fo:line-height="150%" fo:text-align="justify" style:justify-single-word="false" fo:orphans="0" fo:widows="0" style:text-autospace="none"/>
      <style:text-properties style:font-name="Helvetica" fo:font-size="11pt" fo:language="es" fo:country="ES" style:letter-kerning="true" style:font-name-asian="SimSun" style:font-size-asian="11pt" style:language-asian="zh" style:country-asian="CN" style:font-name-complex="Helv" style:font-size-complex="11pt"/>
    </style:style>
    <style:style style:name="P13" style:family="paragraph" style:parent-style-name="Standard" style:list-style-name="WW8Num5">
      <style:paragraph-properties fo:margin-left="0.1972in" fo:margin-right="0in" fo:line-height="150%" fo:text-align="justify" style:justify-single-word="false" fo:orphans="0" fo:widows="0" fo:text-indent="-0.1972in" style:auto-text-indent="false" style:text-autospace="none"/>
    </style:style>
    <style:style style:name="P14" style:family="paragraph" style:parent-style-name="Standard">
      <style:paragraph-properties fo:margin-left="0.25in" fo:margin-right="0in" fo:line-height="150%" fo:text-align="justify" style:justify-single-word="false" fo:orphans="0" fo:widows="0" fo:text-indent="0in" style:auto-text-indent="false" style:text-autospace="none"/>
    </style:style>
    <style:style style:name="P15" style:family="paragraph" style:parent-style-name="Standard">
      <style:paragraph-properties fo:margin-left="0.25in" fo:margin-right="0in" fo:line-height="150%" fo:text-align="justify" style:justify-single-word="false" fo:orphans="0" fo:widows="0" fo:text-indent="0in" style:auto-text-indent="false" style:text-autospace="none"/>
      <style:text-properties style:font-name="Helvetica" fo:font-size="11pt" fo:language="es" fo:country="ES" style:letter-kerning="true" style:font-name-asian="SimSun" style:font-size-asian="11pt" style:language-asian="zh" style:country-asian="CN" style:font-name-complex="Helv" style:font-size-complex="11pt"/>
    </style:style>
    <style:style style:name="P16" style:family="paragraph" style:parent-style-name="Standard">
      <style:paragraph-properties fo:margin-left="0.1972in" fo:margin-right="0in" fo:line-height="150%" fo:text-align="justify" style:justify-single-word="false" fo:orphans="0" fo:widows="0" fo:text-indent="0in" style:auto-text-indent="false" style:text-autospace="none"/>
    </style:style>
    <style:style style:name="P17" style:family="paragraph" style:parent-style-name="Standard">
      <style:paragraph-properties fo:margin-left="0.1972in" fo:margin-right="0in" fo:line-height="150%" fo:text-align="justify" style:justify-single-word="false" fo:orphans="0" fo:widows="0" fo:text-indent="0in" style:auto-text-indent="false" style:text-autospace="none"/>
      <style:text-properties style:font-name="Helvetica" fo:font-size="11pt" fo:language="es" fo:country="ES" style:letter-kerning="true" style:font-name-asian="SimSun" style:font-size-asian="11pt" style:language-asian="zh" style:country-asian="CN" style:font-name-complex="Helv" style:font-size-complex="11pt"/>
    </style:style>
    <style:style style:name="P18" style:family="paragraph" style:parent-style-name="Standard">
      <style:paragraph-properties fo:margin-left="0in" fo:margin-right="0in" fo:line-height="150%" fo:text-align="justify" style:justify-single-word="false" fo:orphans="0" fo:widows="0" fo:text-indent="0in" style:auto-text-indent="false" style:text-autospace="none"/>
      <style:text-properties style:font-name="Helvetica" fo:font-size="11pt" fo:language="es" fo:country="ES" style:letter-kerning="true" style:font-name-asian="SimSun" style:font-size-asian="11pt" style:language-asian="zh" style:country-asian="CN" style:font-name-complex="Helv" style:font-size-complex="11pt"/>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style>
    <style:style style:name="T3" style:family="text">
      <style:text-properties style:font-name="Helvetica" style:font-name-complex="Helvetica"/>
    </style:style>
    <style:style style:name="T4" style:family="text">
      <style:text-properties style:font-name="Helvetica" style:text-underline-style="solid" style:text-underline-width="auto" style:text-underline-color="font-color" style:font-name-complex="Helvetica"/>
    </style:style>
    <style:style style:name="T5" style:family="text">
      <style:text-properties style:font-name="Helvetica" fo:font-size="11pt" fo:language="es" fo:country="ES" fo:font-weight="bold" style:letter-kerning="true" style:font-name-asian="SimSun" style:font-size-asian="11pt" style:language-asian="zh" style:country-asian="CN" style:font-weight-asian="bold" style:font-name-complex="Helv" style:font-size-complex="11pt"/>
    </style:style>
    <style:style style:name="T6" style:family="text">
      <style:text-properties style:font-name="Helvetica" fo:font-size="11pt" fo:language="es" fo:country="ES" style:letter-kerning="true" style:font-name-asian="SimSun" style:font-size-asian="11pt" style:language-asian="zh" style:country-asian="CN" style:font-name-complex="Helv" style:font-size-complex="11pt"/>
    </style:style>
    <style:style style:name="T7" style:family="text">
      <style:text-properties style:font-name="Helvetica" fo:font-size="11pt" fo:language="es" fo:country="ES" officeooo:rsid="0010e386" style:letter-kerning="true" style:font-name-asian="SimSun" style:font-size-asian="11pt" style:language-asian="zh" style:country-asian="CN" style:font-name-complex="Helv" style:font-size-complex="11pt"/>
    </style:style>
    <style:style style:name="T8" style:family="text">
      <style:text-properties style:font-name="Helvetica" fo:font-size="11pt" fo:language="es" fo:country="ES" officeooo:rsid="0011b539" style:letter-kerning="true" style:font-name-asian="SimSun" style:font-size-asian="11pt" style:language-asian="zh" style:country-asian="CN" style:font-name-complex="Helv" style:font-size-complex="11pt"/>
    </style:style>
    <style:style style:name="T9" style:family="text">
      <style:text-properties style:font-name="Helvetica" fo:font-size="11pt" fo:language="es" fo:country="ES" fo:font-style="italic" style:letter-kerning="true" style:font-name-asian="SimSun" style:font-size-asian="11pt" style:language-asian="zh" style:country-asian="CN" style:font-style-asian="italic" style:font-name-complex="Helv" style:font-size-complex="11pt"/>
    </style:style>
    <style:style style:name="T10" style:family="text">
      <style:text-properties fo:language="es" fo:country="ES"/>
    </style:style>
    <style:style style:name="T11" style:family="text">
      <style:text-properties style:font-name="Courier New" fo:font-size="11pt" fo:language="es" fo:country="ES" style:letter-kerning="true" style:font-name-asian="SimSun" style:font-size-asian="11pt" style:language-asian="zh" style:country-asian="CN" style:font-name-complex="Courier New" style:font-size-complex="11pt"/>
    </style:style>
    <style:style style:name="T12" style:family="text">
      <style:text-properties style:font-name="Courier New" fo:font-size="11pt" fo:language="es" fo:country="ES" officeooo:rsid="0011b539" style:letter-kerning="true" style:font-name-asian="SimSun" style:font-size-asian="11pt" style:language-asian="zh" style:country-asian="CN" style:font-name-complex="Courier New" style:font-size-complex="11pt"/>
    </style:style>
    <style:style style:name="T13"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dad Rey Juan Carlos</text:p>
      <text:p text:style-name="P2">Arquitectura de Computadores</text:p>
      <text:p text:style-name="P3">RISC-V</text:p>
      <text:p text:style-name="P1"><text:span text:style-name="T1">Práctica 3: Ejecución condicional, bucles</text:span></text:p>
      <text:p text:style-name="P1">Katia Leal Algara</text:p>
      <text:p text:style-name="P6">Juan González Gómez</text:p>
      <text:p text:style-name="P5"/>
      <text:p text:style-name="P4"><text:span text:style-name="T3">NOTA: todos los programas se realizarán en un hilo principal de ejecución, </text:span><text:span text:style-name="T4">sin realizar llamadas a subrutinas</text:span><text:span text:style-name="T3">.</text:span></text:p>
      <text:p text:style-name="P5"/>
      <text:list xml:id="list1382380929" text:style-name="WW8Num5">
        <text:list-item>
          <text:p text:style-name="P13"><text:span text:style-name="T5">Ejecución condicional</text:span><text:span text:style-name="T6">: implementación del programa </text:span><text:span text:style-name="T11">m</text:span><text:span text:style-name="T12">enor</text:span><text:span text:style-name="T11">.asm</text:span></text:p>
        </text:list-item>
      </text:list>
      <text:p text:style-name="P14"><text:span text:style-name="T8">Implementar un programa que pida al usuario dos números y que imprima el menor de los dos. Utiliza la instrucción blt. </text:span><text:span text:style-name="T6">Analiza </text:span><text:span text:style-name="T8">esta</text:span><text:span text:style-name="T6"> instrucci</text:span><text:span text:style-name="T8">ó</text:span><text:span text:style-name="T6">n y comprueba que entiendes todos los campos de la misma. ¿Cuál es el valor del </text:span><text:span text:style-name="T9">offset</text:span><text:span text:style-name="T6">? ¿es correcto?</text:span></text:p>
      <text:p text:style-name="P15"/>
      <text:list xml:id="list172913115336225" text:continue-numbering="true" text:style-name="WW8Num5">
        <text:list-item>
          <text:p text:style-name="P13"><text:span text:style-name="T5">Bucles</text:span><text:span text:style-name="T6">: implementación del programa </text:span><text:span text:style-name="T11">multiplos.asm</text:span></text:p>
        </text:list-item>
      </text:list>
      <text:p text:style-name="P16"><text:span text:style-name="T6">Se pide implementar un programa que lea dos números del terminal, A y B, y que a continuación imprima todos los números múltiplos de A que hay desde el número A hasta el número AxB. Se tendrán en cuenta las siguientes restricciones:</text:span></text:p>
      <text:list xml:id="list4245860068" text:style-name="WW8Num13">
        <text:list-item>
          <text:p text:style-name="P9"><text:span text:style-name="T6">Si B es igual a 0, el programa debe terminar</text:span></text:p>
        </text:list-item>
        <text:list-item>
          <text:p text:style-name="P9"><text:span text:style-name="T6">Cuando se llega al número AxB, el programa debe terminar</text:span></text:p>
        </text:list-item>
        <text:list-item>
          <text:p text:style-name="P11">Cada múltiplo se debe imprimir en una nueva línea. </text:p>
        </text:list-item>
      </text:list>
      <text:p text:style-name="P12"/>
      <text:list xml:id="list172913090845882" text:continue-list="list172913115336225" text:style-name="WW8Num5">
        <text:list-item>
          <text:p text:style-name="P13"><text:span text:style-name="T5">Leer una línea de texto de la consola</text:span><text:span text:style-name="T6">: implementación del programa </text:span><text:span text:style-name="T11">palindromo.asm</text:span></text:p>
        </text:list-item>
      </text:list>
      <text:p text:style-name="P16"><text:span text:style-name="T6">Se pide implementar un programa que lea una línea de texto de la consola y determine si la misma es un palíndromo o no. En esta primera versión, los signos de puntuación, las mayúsculas y minúsculas y los espacios en blanco no se tendrán en cuenta. Especificaciones del algoritmo:</text:span></text:p>
      <text:p text:style-name="P17"/>
      <text:list xml:id="list172912483355316" text:continue-list="list4245860068" text:style-name="WW8Num13">
        <text:list-item>
          <text:p text:style-name="P9"><text:soft-page-break/><text:span text:style-name="T6">Lectura de una cadena de caracteres. Se reservarán 1024 bytes para leer del terminal una cadena mediante la directiva </text:span><text:span text:style-name="T11">.space</text:span></text:p>
        </text:list-item>
        <text:list-item>
          <text:p text:style-name="P9"><text:span text:style-name="T6">Se necesitarán dos punteros, uno apuntando al primer carácter de la cadena y otro que apunte al último, para recorrer la cadena en direcciones opuestas.</text:span></text:p>
        </text:list-item>
        <text:list-item>
          <text:p text:style-name="P9"><text:span text:style-name="T6">Mientras que los caracteres apuntados sean iguales y el puntero de inicio sea menor al puntero del final, debemos continuar comparando caracteres. Si los caracteres son distintos, la cadena no es un palíndromo. Se debe imprimir el mensaje correspondiente y terminar.</text:span></text:p>
        </text:list-item>
        <text:list-item>
          <text:p text:style-name="P9"><text:span text:style-name="T6">Si el puntero inicial es mayor o igual el puntero final, la cadena es un palíndromo. Se debe imprimir el mensaje correspondiente y terminar.</text:span></text:p>
        </text:list-item>
      </text:list>
      <text:p text:style-name="P12"/>
      <text:list xml:id="list172913890298629" text:continue-list="list172913090845882" text:style-name="WW8Num5">
        <text:list-item>
          <text:p text:style-name="P13"><text:span text:style-name="T5">Convertir una cadena de texto en un número</text:span><text:span text:style-name="T6">: implementación del programa </text:span><text:span text:style-name="T11">atoi_1.asm</text:span></text:p>
        </text:list-item>
      </text:list>
      <text:p text:style-name="P16"><text:span text:style-name="T6">Se pide implementar un programa que lea una línea de texto del terminal, la convierta a un número e imprima dicho número por pantalla. En esta primera versión del algoritmo no se tendrá en cuenta el signo del número y otros caracteres con no sean dígitos. Especificaciones del algoritmo:</text:span></text:p>
      <text:list xml:id="list172912347029061" text:continue-list="list172912483355316" text:style-name="WW8Num13">
        <text:list-item>
          <text:p text:style-name="P9"><text:span text:style-name="T6">Lectura de una cadena de caracteres. Se reservarán 1024 bytes para leer del terminal una cadena mediante la directiva </text:span><text:span text:style-name="T11">.space</text:span></text:p>
        </text:list-item>
        <text:list-item>
          <text:p text:style-name="P11">Se necesitará un puntero para recorrer la cadena y una variable para generar el correspondiente número entero, num.</text:p>
        </text:list-item>
        <text:list-item>
          <text:p text:style-name="P11">Mientras que el siguiente carácter no sea ‘\n’:</text:p>
          <text:list>
            <text:list-item>
              <text:p text:style-name="P11">num = num X 10</text:p>
            </text:list-item>
            <text:list-item>
              <text:p text:style-name="P11">num = num + (nextChar – ‘0’)</text:p>
            </text:list-item>
          </text:list>
        </text:list-item>
      </text:list>
      <text:p text:style-name="P12"/>
      <text:list xml:id="list172913113705401" text:continue-list="list172913890298629" text:style-name="WW8Num5">
        <text:list-item>
          <text:p text:style-name="P13"><text:span text:style-name="T5">Convertir una cadena de texto en un número</text:span><text:span text:style-name="T6">: implementación del programa </text:span><text:span text:style-name="T11">atoi_2.asm</text:span></text:p>
        </text:list-item>
      </text:list>
      <text:p text:style-name="P17">Esta segunda versión de atoi sí que tendrá en cuenta el signo del número. El signo vendrá indicado por el primer carácter. Dicho carácter se tendrá en cuenta para, una <text:soft-page-break/>vez calculado el número final, multiplicar por 1 o por -1 según corresponda. </text:p>
      <text:p text:style-name="P18"/>
      <text:list xml:id="list172912387165342" text:continue-numbering="true" text:style-name="WW8Num5">
        <text:list-item>
          <text:p text:style-name="P13"><text:span text:style-name="T5">Convertir una cadena de texto en un número</text:span><text:span text:style-name="T6">: implementación del programa </text:span><text:span text:style-name="T11">atoi_3.asm</text:span></text:p>
        </text:list-item>
      </text:list>
      <text:p text:style-name="P16"><text:span text:style-name="T6">Esta tercera versión de atoi copiará el comportamiento de la función de librería atoi de UNIX, de tal manera qué, cuando encuentre un carácter que no sea un dígito, detiene la conversión y devuelve el contenido calculado hasta el momento y almacenado en </text:span><text:span text:style-name="T9">num</text:span><text:span text:style-name="T6">. </text:span></text:p>
      <text:p text:style-name="P17"/>
      <text:list xml:id="list172912380201204" text:continue-numbering="true" text:style-name="WW8Num5">
        <text:list-item>
          <text:p text:style-name="P13"><text:span text:style-name="T5">Convertir una cadena de texto en un número</text:span><text:span text:style-name="T6">: implementación del programa </text:span><text:span text:style-name="T11">atoi_4.asm</text:span></text:p>
        </text:list-item>
      </text:list>
      <text:p text:style-name="P17">La última versión de atoi debe detectar el desbordamiento cuando el número calculado sea mayor que el que se puede representar con 32 bits. Existen dos puntos en el programa en los que se puede producir desbordamiento:</text:p>
      <text:list xml:id="list172913734545294" text:continue-list="list172912347029061" text:style-name="WW8Num13">
        <text:list-item>
          <text:p text:style-name="P9"><text:span text:style-name="T6">Cuando multiplicamos </text:span><text:span text:style-name="T9">num</text:span><text:span text:style-name="T6"> por 10. Para detectar si se produce desbordamiento, después de realizar la multiplicación, debemos comprobar el contenido de los registros especiales </text:span><text:span text:style-name="T9">hi</text:span><text:span text:style-name="T6"> y </text:span><text:span text:style-name="T9">lo</text:span><text:span text:style-name="T6">. Si hi es distinto de cero, entonces se ha producido desbordamiento, puesto que el número ocupa más de 32 bits. Si </text:span><text:span text:style-name="T9">hi</text:span><text:span text:style-name="T6"> es igual a cero pero </text:span><text:span text:style-name="T9">lo</text:span><text:span text:style-name="T6"> representa un número negativo, entonces también se produce desbordamiento, puesto que el número generado no se puede representar como un número positivo en complemento a dos. Por ejemplo, el número 3000000000 se convierte en -1294967296.</text:span></text:p>
        </text:list-item>
        <text:list-item>
          <text:p text:style-name="P9"><text:span text:style-name="T6">Cuando realizamos la suma num = num + (nextChar – ‘0’). En este caso, si el número resultante es menor que cero, se produce desbordamiento. </text:span></text:p>
        </text:list-item>
      </text:list>
      <text:p text:style-name="P12"/>
      <text:list xml:id="list172913226955912" text:continue-list="list172912380201204" text:style-name="WW8Num5">
        <text:list-item>
          <text:p text:style-name="P13"><text:span text:style-name="T5">Otros programas</text:span><text:span text:style-name="T6">: implementa una nueva versión del palíndromo que ignore los espacios en blanco, mayúsculas y minúsculas y los signos de puntuación. De tal manera que reconozca como palíndromos las siguientes frases:</text:span></text:p>
        </text:list-item>
      </text:list>
      <text:list xml:id="list172914103893274" text:continue-list="list172913734545294" text:style-name="WW8Num13">
        <text:list-item>
          <text:p text:style-name="P10">La moral, claro, mal.</text:p>
        </text:list-item>
        <text:list-item>
          <text:p text:style-name="P10"><text:soft-page-break/>La ruta natural.</text:p>
        </text:list-item>
        <text:list-item>
          <text:p text:style-name="P10">La ruta nos aportó otro paso natural. </text:p>
        </text:list-item>
        <text:list-item>
          <text:p text:style-name="P10">Le avisará Sara si va él.</text:p>
        </text:list-item>
        <text:list-item>
          <text:p text:style-name="P10">1 2 321</text:p>
        </text:list-item>
      </text:list>
      <text:p text:style-name="P16"><text:span text:style-name="T6">Escribe un programa que pida 20 números por el terminal, que luego los ordene empleando mediante el método de la burbuja (</text:span><text:span text:style-name="T9">bublesort</text:span><text:span text:style-name="T6">) y que por último los imprima en orden crecien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ourier New" svg:font-family="'Courier New'" style:font-pitch="variable"/>
    <style:font-face style:name="SimSun" svg:font-family="SimSun, 宋体"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rfc-language-tag="es-ES-u-co-trad"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_20__28_user_29_" style:default-outline-level="1" style:class="text">
      <style:paragraph-properties fo:margin-top="0.1665in" fo:margin-bottom="0.0835in" loext:contextual-spacing="false" fo:orphans="0" fo:widows="0" fo:hyphenation-ladder-count="no-limit" fo:keep-with-next="always" style:vertical-align="baseline"/>
      <style:text-properties style:font-name="Arial" fo:font-family="Arial" style:font-family-generic="swiss" style:font-pitch="variable" fo:font-size="14pt" fo:language="es" fo:country="ES" fo:font-weight="bold" style:letter-kerning="true" style:font-name-asian="SimSun" style:font-family-asian="SimSun, 宋体" style:font-pitch-asian="variable" style:font-size-asian="14pt" style:language-asian="zh" style:country-asian="CN" style:font-weight-asian="bold" style:font-name-complex="Tahoma" style:font-family-complex="Tahoma" style:font-pitch-complex="variable" style:font-size-complex="14pt" style:language-complex="hi" style:country-complex="IN" style:font-weight-complex="bold" fo:hyphenate="false" fo:hyphenation-remain-char-count="2" fo:hyphenation-push-char-count="2"/>
    </style:style>
    <style:style style:name="Text_20_body_20__28_user_29_" style:display-name="Text body (user)" style:family="paragraph" style:parent-style-name="Standard">
      <style:paragraph-properties fo:margin-top="0in" fo:margin-bottom="0.0835in" loext:contextual-spacing="false" fo:orphans="0" fo:widows="0" fo:hyphenation-ladder-count="no-limit" style:vertical-align="baseline"/>
      <style:text-properties fo:language="es" fo:country="ES" style:letter-kerning="true" style:font-name-asian="SimSun" style:font-family-asian="SimSun, 宋体" style:font-pitch-asian="variable" style:language-asian="zh" style:country-asian="CN" style:font-name-complex="Helv" style:font-family-complex="Helv" style:font-family-generic-complex="swiss" style:font-pitch-complex="variable" style:language-complex="hi" style:country-complex="IN" fo:hyphenate="false" fo:hyphenation-remain-char-count="2" fo:hyphenation-push-char-count="2"/>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Frame_20_contents" style:display-name="Frame contents" style:family="paragraph" style:parent-style-name="Standard" style:class="extra"/>
    <style:style style:name="WW8Num1z0" style:family="text"/>
    <style:style style:name="WW8Num1z1" style:family="text">
      <style:text-properties style:font-name="Symbol" fo:font-family="Symbol" style:font-pitch="variable" style:font-charset="x-symbol" style:font-name-asian="SimSun" style:font-family-asian="SimSun, 宋体" style:font-pitch-asian="variable" style:font-name-complex="Symbol" style:font-family-complex="Symbol" style:font-pitch-complex="variable" style:font-charset-complex="x-symbol"/>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font-family="Symbol" style:font-pitch="variable" style:font-charset="x-symbol" style:font-name-complex="Symbol" style:font-family-complex="Symbol" style:font-pitch-complex="variable" style:font-charset-complex="x-symbol"/>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5z0" style:family="text">
      <style:text-properties style:font-name="Courier New" fo:font-family="'Courier New'" style:font-pitch="variable" fo:font-size="11pt" fo:language="es" fo:country="ES" fo:font-weight="bold" style:letter-kerning="true" style:font-name-asian="SimSun" style:font-family-asian="SimSun, 宋体" style:font-pitch-asian="variable" style:font-size-asian="11pt" style:language-asian="zh" style:country-asian="CN" style:font-weight-asian="bold" style:font-name-complex="Courier New" style:font-family-complex="'Courier New'" style:font-pitch-complex="variable" style:font-size-complex="11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text-properties style:font-name="Courier New" fo:font-family="'Courier New'" style:font-pitch="variable" style:font-name-complex="Courier New" style:font-family-complex="'Courier New'"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Helvetica" fo:font-family="Helvetica" style:font-family-generic="swiss" style:font-pitch="variable" fo:font-size="11pt" fo:language="es" fo:country="ES" style:letter-kerning="true" style:font-name-asian="SimSun" style:font-family-asian="SimSun, 宋体" style:font-pitch-asian="variable" style:font-size-asian="11pt" style:language-asian="zh" style:country-asian="CN" style:font-name-complex="Helv" style:font-family-complex="Helv" style:font-family-generic-complex="swiss" style:font-pitch-complex="variable" style:font-size-complex="11pt"/>
    </style:style>
    <style:style style:name="WW8Num13z1" style:family="text">
      <style:text-properties style:font-name="Courier New" fo:font-family="'Courier New'" style:font-pitch="variable" style:font-name-complex="Courier New" style:font-family-complex="'Courier New'" style:font-pitch-complex="variable"/>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4z0"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0"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0"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0"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2z0" style:family="text">
      <style:text-properties style:font-name="Courier New" fo:font-family="'Courier New'" style:font-pitch="variable" style:font-name-complex="Courier New" style:font-family-complex="'Courier New'"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3z0" style:family="text">
      <style:text-properties style:font-name="Courier New" fo:font-family="'Courier New'" style:font-pitch="variable" style:font-name-complex="Courier New" style:font-family-complex="'Courier New'" style:font-pitch-complex="variable"/>
    </style:style>
    <style:style style:name="WW8Num23z1" style:family="text"/>
    <style:style style:name="WW8Num2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pitch="variable" style:font-charset="x-symbol" style:font-name-asian="SimSun" style:font-family-asian="SimSun, 宋体" style:font-pitch-asian="variable" style:font-name-complex="Symbol" style:font-family-complex="Symbol" style:font-pitch-complex="variable" style:font-charset-complex="x-symbol"/>
    </style:style>
    <style:style style:name="WW8Num24z1" style:family="text">
      <style:text-properties style:font-name="Courier New" fo:font-family="'Courier New'" style:font-pitch="variable" style:font-name-complex="Courier New" style:font-family-complex="'Courier New'" style:font-pitch-complex="variable"/>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5z0" style:family="text">
      <style:text-properties style:font-name="Courier New" fo:font-family="'Courier New'" style:font-pitch="variable" style:font-name-complex="Courier New" style:font-family-complex="'Courier New'" style:font-pitch-complex="variable"/>
    </style:style>
    <style:style style:name="WW8Num25z1" style:family="text"/>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Courier New" fo:font-family="'Courier New'" style:font-pitch="variable" style:font-name-complex="Courier New" style:font-family-complex="'Courier New'" style:font-pitch-complex="variable"/>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8z0" style:family="text">
      <style:text-properties style:font-name="Courier New" fo:font-family="'Courier New'" style:font-pitch="variable" style:font-name-complex="Courier New" style:font-family-complex="'Courier New'" style:font-pitch-complex="variable"/>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pitch="variable" style:font-charset="x-symbol" style:font-name-complex="Symbol" style:font-family-complex="Symbol" style:font-pitch-complex="variable" style:font-charset-complex="x-symbol"/>
    </style:style>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Fuente_20_de_20_párrafo_20_predeter."/>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6437in" fo:text-indent="-0.25in" fo:margin-left="0.6437in"/>
        </style:list-level-properties>
        <style:text-properties style:font-name="Courier New"/>
      </text:list-level-style-bullet>
      <text:list-level-style-bullet text:level="2" text:style-name="WW8Num4z0" style:num-suffix="." text:bullet-char="o">
        <style:list-level-properties text:list-level-position-and-space-mode="label-alignment">
          <style:list-level-label-alignment text:label-followed-by="listtab" text:list-tab-stop-position="0.3937in" fo:text-indent="-0.25in" fo:margin-left="0.3937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1.3937in" fo:text-indent="-0.25in" fo:margin-left="1.3937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1.8937in" fo:text-indent="-0.25in" fo:margin-left="1.8937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2.3937in" fo:text-indent="-0.25in" fo:margin-left="2.3937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2.8937in" fo:text-indent="-0.25in" fo:margin-left="2.8937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3.3937in" fo:text-indent="-0.25in" fo:margin-left="3.3937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3.8937in" fo:text-indent="-0.25in" fo:margin-left="3.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fo:text-indent="-0.25in" fo:margin-left="0.7417in"/>
        </style:list-level-properties>
        <style:text-properties style:font-name="Helvetica"/>
      </text:list-level-style-bullet>
      <text:list-level-style-bullet text:level="2" text:style-name="WW8Num13z1" style:num-suffix="."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7417in" fo:text-indent="-0.25in" fo:margin-left="0.7417in"/>
        </style:list-level-properties>
        <style:text-properties style:font-name="Courier New"/>
      </text:list-level-style-bullet>
      <text:list-level-style-bullet text:level="2" text:style-name="WW8Num15z0"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8937in" fo:text-indent="-0.25in" fo:margin-left="0.8937in"/>
        </style:list-level-properties>
        <style:text-properties style:font-name="Courier New"/>
      </text:list-level-style-bullet>
      <text:list-level-style-bullet text:level="2" text:style-name="WW8Num18z0" style:num-suffix="." text:bullet-char="o">
        <style:list-level-properties text:list-level-position-and-space-mode="label-alignment">
          <style:list-level-label-alignment text:label-followed-by="listtab" text:list-tab-stop-position="1.3937in" fo:text-indent="-0.25in" fo:margin-left="1.3937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8937in" fo:text-indent="-0.25in" fo:margin-left="1.8937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3937in" fo:text-indent="-0.25in" fo:margin-left="2.3937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8937in" fo:text-indent="-0.25in" fo:margin-left="2.8937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3937in" fo:text-indent="-0.25in" fo:margin-left="3.3937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8937in" fo:text-indent="-0.25in" fo:margin-left="3.8937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3937in" fo:text-indent="-0.25in" fo:margin-left="4.3937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8937in"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2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2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number text:level="2" text:style-name="WW8Num2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3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3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number text:level="2" text:style-name="WW8Num2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2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2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top="0.4535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3"><draw:text-box fo:min-height="0.0228in" fo:min-width="0in"><text:p text:style-name="Footer"><text:span text:style-name="Page_20_Number"><text:page-number text:select-page="current">4</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 Rey Juan Carlos</dc:title>
    <dc:subject/>
    <meta:keyword/>
    <meta:initial-creator>Katia Leal</meta:initial-creator>
    <meta:creation-date>2011-08-10T15:59:00</meta:creation-date>
    <dc:date>2019-02-21T17:28:59.426245808</dc:date>
    <meta:editing-cycles>84</meta:editing-cycles>
    <meta:editing-duration>PT12H55M3S</meta:editing-duration>
    <meta:generator>LibreOffice/6.0.7.3$Linux_X86_64 LibreOffice_project/00m0$Build-3</meta:generator>
    <meta:document-statistic meta:table-count="0" meta:image-count="0" meta:object-count="0" meta:page-count="4" meta:paragraph-count="43" meta:word-count="837" meta:character-count="4933" meta:non-whitespace-character-count="4158"/>
  </office:meta>
</office:document-meta>
</file>